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01.99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77.2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5" table:number-columns-repeated="1016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Kamiakin Brav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quarter</text:p>
          </table:table-cell>
          <table:table-cell table:style-name="ce5" office:value-type="string" calcext:value-type="string">
            <text:p>minutesRemaining</text:p>
          </table:table-cell>
          <table:table-cell table:style-name="ce5" office:value-type="string" calcext:value-type="string">
            <text:p>secondsRemaining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pponentScore</text:p>
          </table:table-cell>
          <table:table-cell table:style-name="ce3" office:value-type="string" calcext:value-type="string">
            <text:p>opponentName</text:p>
          </table:table-cell>
          <table:table-cell table:style-name="ce3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Turpi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Wrigh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Wrigh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Williams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Carlisle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zel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McCloud</text:p>
          </table:table-cell>
          <table:table-cell table:number-columns-repeated="1017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7:59:53.734000000</dc:date>
    <meta:editing-cycles>11</meta:editing-cycles>
    <meta:editing-duration>PT27M54S</meta:editing-duration>
    <meta:document-statistic meta:table-count="3" meta:cell-count="428" meta:object-count="0"/>
    <meta:user-defined meta:name="Info 1"/>
    <meta:user-defined meta:name="Info 2"/>
    <meta:user-defined meta:name="Info 3"/>
    <meta:user-defined meta:name="Info 4"/>
  </office:meta>
</office:document-meta>
</file>